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Verdana" svg:font-family="Verdana, Geneva, Tahom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3201a" officeooo:paragraph-rsid="0013201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3201a" officeooo:paragraph-rsid="0013201a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707070" style:font-name="Helvetica Neue" fo:font-size="15pt" fo:letter-spacing="normal" fo:font-style="normal" fo:font-weight="normal" officeooo:rsid="0013201a" officeooo:paragraph-rsid="0013201a" style:font-size-asian="18pt" style:font-size-complex="18pt"/>
    </style:style>
    <style:style style:name="P4" style:family="paragraph" style:parent-style-name="Text_20_body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.132cm" loext:contextual-spacing="false" style:line-height-at-least="0.635cm" fo:orphans="2" fo:widows="2" fo:padding="0cm" fo:border="none"/>
      <style:text-properties fo:font-variant="normal" fo:text-transform="none" fo:color="#000000" style:font-name="Verdana" fo:font-size="10.5pt" fo:letter-spacing="normal" fo:font-style="normal" fo:font-weight="normal"/>
    </style:style>
    <style:style style:name="P6" style:family="paragraph" style:parent-style-name="Text_20_body" style:list-style-name="L2">
      <style:paragraph-properties fo:margin-top="0cm" fo:margin-bottom="0.132cm" loext:contextual-spacing="false" style:line-height-at-least="0.635cm" fo:text-align="justify" style:justify-single-word="false" fo:orphans="2" fo:widows="2" fo:padding="0cm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7" style:family="paragraph" style:parent-style-name="Heading_20_2">
      <style:paragraph-properties fo:text-align="start" style:justify-single-word="false"/>
      <style:text-properties fo:font-variant="normal" fo:text-transform="none" fo:color="#121214" style:font-name="Verdana" fo:font-size="15pt" fo:letter-spacing="-0.026cm" fo:font-style="normal" fo:font-weight="normal" officeooo:rsid="0013201a" officeooo:paragraph-rsid="0013201a" style:font-size-asian="18pt" style:font-size-complex="18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/SQL</text:p>
      <text:p text:style-name="P2"/>
      <text:p text:style-name="P2"/>
      <text:p text:style-name="P3">PL/SQL is a procedural language designed specifically to embrace SQL statements within its syntax. PL/SQL program units are compiled by the Oracle Database server and stored inside the database. And at run-time, both PL/SQL and SQL run within the same server process, bringing optimal efficiency. PL/SQL automatically inherits the robustness, security, and portability of the Oracle Database.</text:p>
      <text:p text:style-name="P3"/>
      <text:p text:style-name="P3"/>
      <text:h text:style-name="P7" text:outline-level="2">Features of PL/SQL</text:h>
      <text:p text:style-name="P4">PL/SQL has the following features </text:p>
      <text:list xml:id="list1292720925811340034" text:style-name="L1">
        <text:list-item>
          <text:p text:style-name="P5">PL/SQL is tightly integrated with SQL.</text:p>
        </text:list-item>
        <text:list-item>
          <text:p text:style-name="P5">It offers extensive error checking.</text:p>
        </text:list-item>
        <text:list-item>
          <text:p text:style-name="P5">It offers numerous data types.</text:p>
        </text:list-item>
        <text:list-item>
          <text:p text:style-name="P5">It offers a variety of programming structures.</text:p>
        </text:list-item>
        <text:list-item>
          <text:p text:style-name="P5">It supports structured programming through functions and procedures.</text:p>
        </text:list-item>
      </text:list>
      <text:p text:style-name="P3"/>
      <text:h text:style-name="P7" text:outline-level="2">Advantages of PL/SQL</text:h>
      <text:p text:style-name="P4">PL/SQL has the following advantages </text:p>
      <text:list xml:id="list2467275941201462381" text:style-name="L2">
        <text:list-item>
          <text:p text:style-name="P6">PL/SQL allows sending an entire block of statements to the database at one time. This reduces network traffic and provides high performance for the applications.</text:p>
        </text:list-item>
        <text:list-item>
          <text:p text:style-name="P6">PL/SQL saves time on design and debugging by strong features, such as exception handling, encapsulation, data hiding, and object-oriented data types.</text:p>
        </text:list-item>
        <text:list-item>
          <text:p text:style-name="P6">Applications written in PL/SQL are fully portable.</text:p>
        </text:list-item>
        <text:list-item>
          <text:p text:style-name="P6">PL/SQL provides high security level.</text:p>
        </text:list-item>
        <text:list-item>
          <text:p text:style-name="P6">PL/SQL provides access to predefined SQL package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Verdana" svg:font-family="Verdana, Geneva, Tahom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23:54:26.432495829</meta:creation-date>
    <dc:date>2017-10-20T00:03:13.552267604</dc:date>
    <meta:editing-duration>PT8M49S</meta:editing-duration>
    <meta:editing-cycles>1</meta:editing-cycles>
    <meta:document-statistic meta:table-count="0" meta:image-count="0" meta:object-count="0" meta:page-count="1" meta:paragraph-count="16" meta:word-count="180" meta:character-count="1179" meta:non-whitespace-character-count="1023"/>
    <meta:generator>LibreOffice/5.1.6.2$Linux_X86_64 LibreOffice_project/10m0$Build-2</meta:generator>
  </office:meta>
</office:document-meta>
</file>